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3">
      <style:paragraph-properties fo:line-height="150%"/>
      <style:text-properties style:font-name="Times New Roman" fo:font-size="12pt" fo:language="fr" fo:country="FR" style:text-underline-style="none" fo:font-weight="normal" officeooo:paragraph-rsid="000d7c45" style:font-size-asian="12pt" style:font-weight-asian="normal" style:font-size-complex="12pt" style:font-weight-complex="normal"/>
    </style:style>
    <style:style style:name="P2" style:family="paragraph" style:parent-style-name="Standard">
      <style:paragraph-properties fo:line-height="150%"/>
      <style:text-properties style:font-name="Times New Roman" fo:font-size="12pt" fo:language="fr" fo:country="FR" style:text-underline-style="none" fo:font-weight="normal" officeooo:paragraph-rsid="000d7c45" style:font-size-asian="12pt" style:font-weight-asian="normal" style:font-size-complex="12pt" style:font-weight-complex="normal"/>
    </style:style>
    <style:style style:name="P3" style:family="paragraph" style:parent-style-name="Standard" style:list-style-name="L5">
      <style:paragraph-properties fo:line-height="150%" fo:text-align="justify" style:justify-single-word="false"/>
      <style:text-properties style:font-name="Times New Roman" fo:font-size="12pt" fo:language="fr" fo:country="FR" style:text-underline-style="none" fo:font-weight="normal" officeooo:rsid="00633e8b" officeooo:paragraph-rsid="000d7c45" style:font-size-asian="12pt" style:font-weight-asian="normal" style:font-size-complex="12pt" style:font-weight-complex="normal"/>
    </style:style>
    <style:style style:name="P4" style:family="paragraph" style:parent-style-name="Standard" style:list-style-name="L5">
      <style:paragraph-properties fo:line-height="150%" fo:text-align="start" style:justify-single-word="false"/>
      <style:text-properties style:font-name="Times New Roman" fo:font-size="12pt" fo:language="fr" fo:country="FR" style:text-underline-style="none" fo:font-weight="normal" officeooo:rsid="011eebef" officeooo:paragraph-rsid="000d7c45" style:font-size-asian="12pt" style:font-weight-asian="normal" style:font-size-complex="12pt" style:font-weight-complex="normal"/>
    </style:style>
    <style:style style:name="P5"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127e3f4" officeooo:paragraph-rsid="000d7c45" style:font-size-asian="12pt" style:font-weight-asian="normal" style:font-size-complex="12pt" style:font-weight-complex="normal"/>
    </style:style>
    <style:style style:name="P6"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1380a49" officeooo:paragraph-rsid="000d7c45" style:font-size-asian="12pt" style:font-weight-asian="normal" style:font-size-complex="12pt" style:font-weight-complex="normal"/>
    </style:style>
    <style:style style:name="P7"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633e8b" officeooo:paragraph-rsid="000d7c45" style:font-size-asian="10.5pt" style:font-weight-asian="normal" style:font-size-complex="12pt" style:font-weight-complex="normal"/>
    </style:style>
    <style:style style:name="P8"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685283" officeooo:paragraph-rsid="000d7c45" style:font-size-asian="10.5pt" style:font-weight-asian="normal" style:font-size-complex="12pt" style:font-weight-complex="normal"/>
    </style:style>
    <style:style style:name="P9" style:family="paragraph" style:parent-style-name="Standard" style:list-style-name="L1">
      <style:paragraph-properties fo:line-height="150%"/>
      <style:text-properties style:font-name="Times New Roman" fo:font-size="14pt" fo:language="fr" fo:country="FR" style:text-underline-style="solid" style:text-underline-width="auto" style:text-underline-color="font-color" officeooo:paragraph-rsid="000d7c45" style:font-size-asian="14pt" style:font-size-complex="14pt"/>
    </style:style>
    <style:style style:name="P10" style:family="paragraph" style:parent-style-name="Standard" style:list-style-name="L7">
      <style:paragraph-properties fo:line-height="150%" fo:text-align="justify" style:justify-single-word="false"/>
      <style:text-properties style:font-name="Times New Roman" fo:language="fr" fo:country="FR" style:text-underline-style="none" fo:font-weight="normal" officeooo:rsid="01321dae" officeooo:paragraph-rsid="000d7c45" style:font-weight-asian="normal" style:font-weight-complex="normal"/>
    </style:style>
    <style:style style:name="P11" style:family="paragraph" style:parent-style-name="Standard">
      <style:paragraph-properties fo:line-height="150%" fo:text-align="justify" style:justify-single-word="false"/>
      <style:text-properties style:font-name="Times New Roman" fo:language="fr" fo:country="FR" style:text-underline-style="none" fo:font-weight="normal" officeooo:rsid="0132cacc" officeooo:paragraph-rsid="000d7c45" style:font-weight-asian="normal" style:font-weight-complex="normal"/>
    </style:style>
    <style:style style:name="P12" style:family="paragraph" style:parent-style-name="Standard">
      <style:paragraph-properties fo:line-height="150%" fo:text-align="justify" style:justify-single-word="false"/>
      <style:text-properties fo:language="fr" fo:country="FR" style:text-underline-style="none" fo:font-weight="normal" officeooo:rsid="007447d8" officeooo:paragraph-rsid="000d7c45" style:font-weight-asian="normal" style:font-weight-complex="normal"/>
    </style:style>
    <style:style style:name="P13" style:family="paragraph" style:parent-style-name="Standard" style:list-style-name="L7">
      <style:paragraph-properties fo:line-height="150%" fo:text-align="justify" style:justify-single-word="false"/>
      <style:text-properties fo:language="fr" fo:country="FR" style:text-underline-style="none" fo:font-weight="normal" officeooo:rsid="01321dae" officeooo:paragraph-rsid="000d7c45" style:font-weight-asian="normal" style:font-weight-complex="normal"/>
    </style:style>
    <style:style style:name="P14" style:family="paragraph" style:parent-style-name="Standard">
      <style:paragraph-properties fo:line-height="150%" fo:text-align="justify" style:justify-single-word="false"/>
      <style:text-properties fo:font-size="12pt" fo:language="fr" fo:country="FR" style:text-underline-style="none" fo:font-weight="normal" officeooo:rsid="0060b723" officeooo:paragraph-rsid="000d7c45" style:font-size-asian="12pt" style:font-weight-asian="normal" style:font-size-complex="12pt" style:font-weight-complex="normal"/>
    </style:style>
    <style:style style:name="P15" style:family="paragraph" style:parent-style-name="Standard" style:list-style-name="L1" style:master-page-name="First_20_Page">
      <style:paragraph-properties fo:line-height="150%" fo:text-align="center" style:justify-single-word="false" style:page-number="auto"/>
      <style:text-properties fo:color="#000000" officeooo:paragraph-rsid="000d7c45"/>
    </style:style>
    <style:style style:name="P16" style:family="paragraph" style:parent-style-name="Standard" style:master-page-name="">
      <style:paragraph-properties fo:line-height="150%" style:page-number="auto"/>
      <style:text-properties style:font-name="Times New Roman" fo:font-size="12pt" fo:language="fr" fo:country="FR" style:text-underline-style="none" fo:font-weight="normal" officeooo:rsid="010f5658" officeooo:paragraph-rsid="000d7c45" style:font-size-asian="10.5pt" style:font-weight-asian="normal" style:font-size-complex="12pt" style:font-weight-complex="normal"/>
    </style:style>
    <style:style style:name="P17"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0d7c45" style:font-size-asian="12pt" style:font-weight-asian="normal" style:font-size-complex="12pt" style:font-weight-complex="normal"/>
    </style:style>
    <style:style style:name="P18" style:family="paragraph" style:parent-style-name="Standard" style:list-style-name="L1" style:master-page-name="First_20_Page">
      <style:paragraph-properties fo:line-height="150%" fo:text-align="start" style:justify-single-word="false" style:page-number="auto"/>
      <style:text-properties style:font-name="Times New Roman" fo:font-size="14pt" fo:language="fr" fo:country="FR" style:text-underline-style="solid" style:text-underline-width="auto" style:text-underline-color="font-color" officeooo:paragraph-rsid="000d7c45" style:font-size-asian="14pt" style:font-size-complex="14pt"/>
    </style:style>
    <style:style style:name="P19" style:family="paragraph" style:parent-style-name="Standard" style:list-style-name="L1" style:master-page-name="">
      <style:paragraph-properties fo:line-height="150%" fo:text-align="start" style:justify-single-word="false" style:page-number="auto"/>
      <style:text-properties style:font-name="Times New Roman" fo:font-size="14pt" fo:language="fr" fo:country="FR" style:text-underline-style="solid" style:text-underline-width="auto" style:text-underline-color="font-color" officeooo:rsid="0116f99c" officeooo:paragraph-rsid="000d7c45" style:font-size-asian="14pt" style:font-size-complex="14pt"/>
    </style:style>
    <style:style style:name="P20" style:family="paragraph" style:parent-style-name="Standard" style:master-page-name="">
      <style:paragraph-properties fo:line-height="150%" fo:text-align="justify" style:justify-single-word="false" style:page-number="auto"/>
      <style:text-properties fo:font-size="12pt" fo:language="fr" fo:country="FR" style:text-underline-style="none" fo:font-weight="normal" officeooo:rsid="0060b723" officeooo:paragraph-rsid="000d7c45" style:font-size-asian="12pt" style:font-weight-asian="normal" style:font-size-complex="12pt" style:font-weight-complex="normal"/>
    </style:style>
    <style:style style:name="P21" style:family="paragraph" style:parent-style-name="Standard" style:master-page-name="">
      <style:paragraph-properties fo:line-height="150%" fo:text-align="justify" style:justify-single-word="false" style:page-number="auto"/>
      <style:text-properties style:font-name="Times New Roman" fo:font-size="12pt" fo:language="fr" fo:country="FR" style:text-underline-style="none" fo:font-weight="normal" officeooo:rsid="00685283" officeooo:paragraph-rsid="000d7c45" style:font-size-asian="12pt" style:font-weight-asian="normal" style:font-size-complex="12pt" style:font-weight-complex="normal"/>
    </style:style>
    <style:style style:name="P22" style:family="paragraph" style:parent-style-name="Standard" style:master-page-name="First_20_Page">
      <style:paragraph-properties fo:line-height="150%" fo:text-align="justify" style:justify-single-word="false" style:page-number="auto"/>
      <style:text-properties style:font-name="Times New Roman" fo:font-size="12pt" fo:language="fr" fo:country="FR" style:text-underline-style="none" fo:font-weight="normal" officeooo:rsid="0127e3f4" officeooo:paragraph-rsid="000d7c45" style:font-size-asian="10.5pt" style:font-weight-asian="normal" style:font-size-complex="12pt" style:font-weight-complex="normal"/>
    </style:style>
    <style:style style:name="P23" style:family="paragraph" style:parent-style-name="Standard" style:list-style-name="L1" style:master-page-name="">
      <style:paragraph-properties fo:line-height="150%" fo:text-align="start" style:justify-single-word="false" style:page-number="auto"/>
      <style:text-properties style:font-name="Times New Roman" fo:font-size="14pt" fo:language="fr" fo:country="FR" style:text-underline-style="solid" style:text-underline-width="auto" style:text-underline-color="font-color" officeooo:rsid="01252d31" officeooo:paragraph-rsid="000d7c45" style:font-size-asian="14pt" style:font-size-complex="14pt"/>
    </style:style>
    <style:style style:name="P24" style:family="paragraph" style:parent-style-name="Header_20_left">
      <style:paragraph-properties fo:text-align="center" style:justify-single-word="false"/>
      <style:text-properties style:font-name="Times New Roman" fo:font-size="10pt" fo:font-weight="bold" officeooo:rsid="001aacfb" officeooo:paragraph-rsid="001ff9cb" style:font-size-asian="10pt" style:font-weight-asian="bold" style:font-size-complex="10pt" style:font-weight-complex="bold"/>
    </style:style>
    <style:style style:name="P25" style:family="paragraph" style:parent-style-name="Header_20_left">
      <style:paragraph-properties fo:text-align="center" style:justify-single-word="false"/>
      <style:text-properties style:font-name="Times New Roman" fo:font-size="10pt" fo:font-weight="bold" officeooo:rsid="001aacfb" officeooo:paragraph-rsid="001aacfb" style:font-size-asian="10pt" style:font-weight-asian="bold" style:font-size-complex="10pt" style:font-weight-complex="bold"/>
    </style:style>
    <style:style style:name="P26" style:family="paragraph" style:parent-style-name="Footer">
      <style:paragraph-properties fo:text-align="center" style:justify-single-word="false"/>
      <style:text-properties style:font-name="Times New Roman" fo:font-size="10pt" fo:font-weight="bold" officeooo:rsid="001c5e86" officeooo:paragraph-rsid="001ff9cb" style:font-size-asian="10pt" style:font-weight-asian="bold" style:font-size-complex="10pt" style:font-weight-complex="bold"/>
    </style:style>
    <style:style style:name="P27" style:family="paragraph" style:parent-style-name="Footer">
      <style:paragraph-properties fo:text-align="center" style:justify-single-word="false"/>
      <style:text-properties style:font-name="Times New Roman" fo:font-size="10pt" fo:font-weight="bold" officeooo:rsid="001c5e86" officeooo:paragraph-rsid="001c5e86" style:font-size-asian="10pt" style:font-weight-asian="bold" style:font-size-complex="10pt" style:font-weight-complex="bold"/>
    </style:style>
    <style:style style:name="T1" style:family="text">
      <style:text-properties officeooo:rsid="011b8aff"/>
    </style:style>
    <style:style style:name="T2" style:family="text">
      <style:text-properties officeooo:rsid="0119c271"/>
    </style:style>
    <style:style style:name="T3" style:family="text">
      <style:text-properties officeooo:rsid="010a8b95"/>
    </style:style>
    <style:style style:name="T4" style:family="text">
      <style:text-properties style:font-name="Times New Roman"/>
    </style:style>
    <style:style style:name="T5" style:family="text">
      <style:text-properties style:font-name="Times New Roman" fo:font-size="14pt" fo:language="fr" fo:country="FR" style:text-underline-style="solid" style:text-underline-type="double" style:text-underline-width="auto" style:text-underline-color="font-color" fo:font-weight="bold" officeooo:rsid="00488966" style:font-size-asian="14pt" style:font-weight-asian="bold" style:font-size-complex="14pt" style:font-weight-complex="bold"/>
    </style:style>
    <style:style style:name="T6" style:family="text">
      <style:text-properties style:font-name="Times New Roman" fo:font-size="14pt" fo:language="fr" fo:country="FR" style:text-underline-style="solid" style:text-underline-type="double" style:text-underline-width="auto" style:text-underline-color="font-color" fo:font-weight="bold" officeooo:rsid="004a38d6" style:font-size-asian="14pt" style:font-weight-asian="bold" style:font-size-complex="14pt" style:font-weight-complex="bold"/>
    </style:style>
    <style:style style:name="T7" style:family="text">
      <style:text-properties style:font-name="Times New Roman" officeooo:rsid="005e2f66"/>
    </style:style>
    <style:style style:name="T8" style:family="text">
      <style:text-properties style:font-name="Times New Roman" officeooo:rsid="00610775"/>
    </style:style>
    <style:style style:name="T9" style:family="text">
      <style:text-properties style:font-name="Times New Roman" officeooo:rsid="0061c060"/>
    </style:style>
    <style:style style:name="T10" style:family="text">
      <style:text-properties style:font-name="Times New Roman" officeooo:rsid="00617b2c"/>
    </style:style>
    <style:style style:name="T11" style:family="text">
      <style:text-properties style:font-name="Times New Roman" officeooo:rsid="00627f04"/>
    </style:style>
    <style:style style:name="T12" style:family="text">
      <style:text-properties style:font-name="Times New Roman" officeooo:rsid="0068b484"/>
    </style:style>
    <style:style style:name="T13" style:family="text">
      <style:text-properties style:font-name="Times New Roman" officeooo:rsid="0121183f"/>
    </style:style>
    <style:style style:name="T14" style:family="text">
      <style:text-properties style:font-name="Times New Roman" officeooo:rsid="00633e8b"/>
    </style:style>
    <style:style style:name="T15" style:family="text">
      <style:text-properties style:font-name="Times New Roman" officeooo:rsid="012e8d0a"/>
    </style:style>
    <style:style style:name="T16" style:family="text">
      <style:text-properties style:font-name="Times New Roman" officeooo:rsid="013043a7"/>
    </style:style>
    <style:style style:name="T17" style:family="text">
      <style:text-properties style:font-name="Times New Roman" officeooo:rsid="01321dae"/>
    </style:style>
    <style:style style:name="T18" style:family="text">
      <style:text-properties style:font-name="Times New Roman" officeooo:rsid="0132cacc"/>
    </style:style>
    <style:style style:name="T19" style:family="text">
      <style:text-properties officeooo:rsid="0114cdc6"/>
    </style:style>
    <style:style style:name="T20" style:family="text">
      <style:text-properties officeooo:rsid="011799d5"/>
    </style:style>
    <style:style style:name="T21" style:family="text">
      <style:text-properties officeooo:rsid="0064818e"/>
    </style:style>
    <style:style style:name="T22" style:family="text">
      <style:text-properties officeooo:rsid="00677d6d"/>
    </style:style>
    <style:style style:name="T23" style:family="text">
      <style:text-properties officeooo:rsid="0127e3f4"/>
    </style:style>
    <style:style style:name="T24" style:family="text">
      <style:text-properties officeooo:rsid="0132cacc"/>
    </style:style>
    <style:style style:name="T25" style:family="text">
      <style:text-properties officeooo:rsid="0138479e"/>
    </style:style>
    <text:list-style style:name="L1">
      <text:list-level-style-number text:level="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margin-left="0.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930826653" text:style-name="L1">
        <text:list-item>
          <text:p text:style-name="P15"><text:span text:style-name="T5">CONTEXT</text:span><text:span text:style-name="T6">E</text:span></text:p>
        </text:list-item>
      </text:list>
      <text:p text:style-name="P16">Nous allons ici présenté le cadre dans lequel notre stage s’est effectué. En effet notre stage s’est effectué dans un des centre de recherche d<text:span text:style-name="T19">e l’institut</text:span> INRIA. Il s’agira de présenter celle ci sur le plan national, puis le centre de Lille au sein du quel on a effectué <text:s/>notre stage. Et enfin l’équipe projet dans laquelle nous avons travaillé.</text:p>
      <text:list xml:id="list92659219386142" text:continue-numbering="true" text:style-name="L1">
        <text:list-item>
          <text:list>
            <text:list-header>
              <text:p text:style-name="P9"/>
            </text:list-header>
            <text:list-item>
              <text:p text:style-name="P9">Présentation générale</text:p>
            </text:list-item>
          </text:list>
        </text:list-item>
      </text:list>
      <text:p text:style-name="P17">L’Institut National en Informatique et en Automatique (INRIA) est un institut de recherche français crée le 3 janvier 1967 sous le nom d’IRIA Institut de Recherche en Informatique et en Automatique. Les domaines de recherche autour desquels portent les projets des équipes d’Inria :</text:p>
      <text:list xml:id="list801968027" text:style-name="L3">
        <text:list-item>
          <text:p text:style-name="P1">Mathématiques appliquées, calcul et simulation ;</text:p>
        </text:list-item>
        <text:list-item>
          <text:p text:style-name="P1">Algorithmique, programmation, logiciels et architectures ;</text:p>
        </text:list-item>
        <text:list-item>
          <text:p text:style-name="P1">Réseaux, systèmes et services, calcul distribué ;</text:p>
        </text:list-item>
        <text:list-item>
          <text:p text:style-name="P1">Perception, Cognition, Interaction ;</text:p>
        </text:list-item>
        <text:list-item>
          <text:p text:style-name="P1">Santé, biologie et planète numériques.</text:p>
        </text:list-item>
      </text:list>
      <text:p text:style-name="P2">Inria est composé de plusieurs centres de recherche autonomes sur l’étendue du territoire dont : Bordeaux - Sud-Ouest, Grenoble – Rhône-Alpes, Lille - Nord Europe, Nancy - Grand Est, Paris – Rocquencourt siège de l’institut, Rennes - Bretagne Atlantique, Saclay – Île-de-France, Sophia Antipolis – Méditerranée. <text:span text:style-name="T20">L’Inria présente ainsi une administration assez décentralisée avec des directions dans les différents centres avec les services adéquats pour chaque centre. </text:span></text:p>
      <text:p text:style-name="P2">L’institut oeuvre également à la formation à travers des partenariats avec plusieurs universités françaises Paris Saclay, Paris Diderot, Lille ... <text:span text:style-name="T1">et des écoles, ainsi qu’avec d’autres laboratoires nationaux</text:span> <text:span text:style-name="T2">Il participe à des projets sur le plan européen à travers le consortium ERCIM dont il est membre fondateur.</text:span></text:p>
      <text:list xml:id="list92660831373192" text:continue-list="list92659219386142" text:style-name="L1">
        <text:list-item>
          <text:list>
            <text:list-item>
              <text:p text:style-name="P18">Centre Inria Lille – Nord Europe</text:p>
            </text:list-item>
          </text:list>
        </text:list-item>
      </text:list>
      <text:p text:style-name="P20"><text:span text:style-name="T7">L</text:span><text:span text:style-name="T4">e centre de recherche Inria de Lille a été inauguré en 2008. </text:span><text:span text:style-name="T8">Il est situé à Villeneuve d’Ascq au parc scientifique de la Haute Borne. Il s’est donc </text:span><text:span text:style-name="T9">installé </text:span><text:span text:style-name="T8">dans un environnement hautement technologique avec le campus scientifique de l’université de Lille </text:span><text:span text:style-name="T10">qui est </text:span><text:span text:style-name="T8">juste à côté. </text:span></text:p>
      <text:p text:style-name="P14"><text:span text:style-name="T11">La directrice du centre depuis le 1 Mars 2017 est Isabelle H</text:span><text:span text:style-name="T12">erlin</text:span><text:span text:style-name="T11">. </text:span><text:span text:style-name="T13">Le centre est composé de services administratifs et d’entités de recherche</text:span><text:span text:style-name="T9">.</text:span><text:span text:style-name="T11"> </text:span><text:span text:style-name="T14">On </text:span><text:span text:style-name="T13">peut distinguer donc</text:span><text:span text:style-name="T14"> certains services administratifs dont :</text:span></text:p>
      <text:list xml:id="list53652404" text:style-name="L5">
        <text:list-item>
          <text:p text:style-name="P3">SRH: Service des Ressources Humaines</text:p>
        </text:list-item>
        <text:list-item>
          <text:p text:style-name="P3">SMGRH: Service de Management et Gestion des Ressources Humaines</text:p>
        </text:list-item>
        <text:list-item>
          <text:p text:style-name="P3">SAER: Service des Assitantes d’Equipes de Recherche</text:p>
        </text:list-item>
        <text:list-item>
          <text:p text:style-name="P4">SIC</text:p>
        </text:list-item>
      </text:list>
      <text:p text:style-name="P7">La recherche dans le centre se fait au moyen d’entités qualifiées d’équipes-projets. Le centre Inria de Lille en compte 16 <text:span text:style-name="T21">dont certaines sont délocalisées. C’est le cas de l’équipe Bonsai situé dans les locaux du laboratoire Cristal (Centre de recherche en Informatique et Signal Automatique ) de l’Université de Lille. Le centre a donc divers partenariats avec les institutions de la place dont notamment l’Université de Lille, faculté des Sciences et Technologies et le laboratoire Cristal.</text:span></text:p>
      <text:p text:style-name="P7"/>
      <text:list xml:id="list92659257650562" text:continue-list="list92660831373192" text:style-name="L1">
        <text:list-item>
          <text:list>
            <text:list-item>
              <text:p text:style-name="P19">Equipe-projet RMOD</text:p>
            </text:list-item>
          </text:list>
        </text:list-item>
      </text:list>
      <text:p text:style-name="P21"><text:span text:style-name="T22">N</text:span>otre stage s’est déroulé au sein de l’équipe RMOD ayant ses bureaux au troisième (3ème) étage du bâtiment B d’Inria. Il s’agit d’une équipe-projet d’Inria ayant pour activité « Analyses et construction de langage pour l’évolution d’applications orientées objet ». Elle est dirigée par Stéphane Ducasse, <text:span text:style-name="T23">titulaire d’un HDR. L’ équipe est constituée de membres permanents, d’ingénieurs de recherche et de doctorants. L’équipe travaille donc principallement sur l’évolution des applications orientées objet et sur la réingenierie d’applications. Elle se sert pour cela d’un langage purement objet, dynamique et réfléxif « Pharo » dont elle a activement participé à la mise en place.</text:span></text:p>
      <text:p text:style-name="P5"><text:s/>Ainsi une partie <text:s/>de l’équipe travaille sur l’évolution du langage, des concepts orientés objet, de l’environnement et outils autour du langage. L’autre partie fait de l’analyse de code pour <text:s/>sortir des métriques sur les systèmes informatiques de diverses sociétés. L’équipe participe aussi activement à la mise en œuvre de ces recherches à travers une société qu’elle a mis en</text:p>
      <text:p text:style-name="P22">place Synectique, qui fait de l’analyse de code. Comme réalisations de l’équipe, nous pouvons citer Pharo, Moose, Roassal, Seaside, Pillar …</text:p>
      <text:p text:style-name="P8"/>
      <text:list xml:id="list92660697360971" text:continue-numbering="true" text:style-name="L1">
        <text:list-item>
          <text:list>
            <text:list-item>
              <text:p text:style-name="P23">Stage</text:p>
            </text:list-item>
          </text:list>
        </text:list-item>
      </text:list>
      <text:p text:style-name="P12"><text:span text:style-name="T4">Nous avons effectivement effectué notre stage au sein de l’équipe R</text:span><text:span text:style-name="T15">mod</text:span><text:span text:style-name="T4"> du 02 avril 2018 <text:s/>au 30 août 2018. </text:span><text:span text:style-name="T16">Il s’agit d’un stage sur la conception objet axée sur Pillar. Pillar est une chaine de production de documents (web, présentations, livres). Elle permet en fait d’écrire dans un format pivot et de générer plusieurs formats extérieurs. No</text:span><text:span text:style-name="T17">tre mission était donc de :</text:span></text:p>
      <text:list xml:id="list454157844" text:style-name="L7">
        <text:list-item>
          <text:p text:style-name="P10">stabiliser et modulariser Pillar afin d’en extraire un noyau qui sera utilisé pour commenter les classes en Pharo</text:p>
        </text:list-item>
        <text:list-item>
          <text:p text:style-name="P10">définir un framework de configuration</text:p>
        </text:list-item>
        <text:list-item>
          <text:p text:style-name="P10">améliorer les aspects de publication de sites web</text:p>
        </text:list-item>
        <text:list-item>
          <text:p text:style-name="P13"><text:span text:style-name="T4">améliorer les templates de génération d’H</text:span><text:span text:style-name="T18">TML</text:span></text:p>
        </text:list-item>
      </text:list>
      <text:p text:style-name="P11"/>
      <text:p text:style-name="P6"><text:span text:style-name="T24">P</text:span>illar est un projet démarré en 2006 menée par Damien Cassou, ancien membre de l’équipe Rmod. Le projet avait permis donc d’avoir un outil capable de générer des livres en pdf, en html, epub, des présentations, des slides. Il fut basé sur Pier qui <text:span text:style-name="T25">avait également tout le modèle pour générer des documents dans différents formats. Toute la syntaxe telle qu’elle est connue actuellement avait été alors définie à savoir les titres, la mise en forme, inclusions de fichiers, … Ainsi elle était utilisée par la communanuté Pharo pour publier leurs articles. Elle ne présentait pourtant pas de ligne directrice permettant de suivre les différentes étapes du <text:s/>processus de génération, rendant alors difficile toute tentative d’extension. Ainsi depuis quelques temps l’équipe s’est donné pour mission de refactorer le code de Pillar afin d’en dégager les principales étapes. A notre arrivée, Pillar était donc en pleine refonte surtout sur le plan conception avec de nouveaux packages créés pour regrouper les étapes et les points d’extension possib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left" style:display-name="Header left"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center" style:justify-single-word="false"/>
      <style:text-properties style:font-name="Times New Roman" fo:font-size="10pt" fo:font-weight="bold" officeooo:rsid="001aacfb" officeooo:paragraph-rsid="001ff9cb" style:font-size-asian="10pt" style:font-weight-asian="bold" style:font-size-complex="10pt" style:font-weight-complex="bold"/>
    </style:style>
    <style:style style:name="MP2" style:family="paragraph" style:parent-style-name="Header_20_left">
      <style:paragraph-properties fo:text-align="center" style:justify-single-word="false"/>
      <style:text-properties style:font-name="Times New Roman" fo:font-size="10pt" fo:font-weight="bold" officeooo:rsid="001aacfb" officeooo:paragraph-rsid="001aacfb" style:font-size-asian="10pt" style:font-weight-asian="bold" style:font-size-complex="10pt" style:font-weight-complex="bold"/>
    </style:style>
    <style:style style:name="MP3" style:family="paragraph" style:parent-style-name="Footer">
      <style:paragraph-properties fo:text-align="center" style:justify-single-word="false"/>
      <style:text-properties style:font-name="Times New Roman" fo:font-size="10pt" fo:font-weight="bold" officeooo:rsid="001c5e86" officeooo:paragraph-rsid="001ff9cb" style:font-size-asian="10pt" style:font-weight-asian="bold" style:font-size-complex="10pt" style:font-weight-complex="bold"/>
    </style:style>
    <style:style style:name="MP4" style:family="paragraph" style:parent-style-name="Footer">
      <style:paragraph-properties fo:text-align="center" style:justify-single-word="false"/>
      <style:text-properties style:font-name="Times New Roman" fo:font-size="10pt" fo:font-weight="bold" officeooo:rsid="001c5e86" officeooo:paragraph-rsid="001c5e86" style:font-size-asian="10pt" style:font-weight-asian="bold" style:font-size-complex="10pt" style:font-weight-complex="bold"/>
    </style:style>
    <style:style style:name="MT1" style:family="text">
      <style:text-properties officeooo:rsid="010a8b95"/>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in" fo:margin-right="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1.56pt double #00ccff" fo:border-bottom="1.56pt double #00ccff" fo:border-left="none" fo:border-right="none" style:border-line-width-top="0.0102in 0.0102in 0.0008in" style:border-line-width-bottom="0.0102in 0.0102in 0.0008in" fo:padding="0.0201in" style:shadow="#808080 0.0701in 0.0701in" fo:background-color="transparent" style:dynamic-spacing="false" draw:fill="none" draw:fill-color="#729fcf"/>
      </style:header-style>
      <style:footer-style>
        <style:header-footer-properties fo:min-height="0.4in" fo:margin-left="0in" fo:margin-right="0in" fo:margin-top="0.2in" fo:border-top="1.56pt double #00ccff" fo:border-bottom="1.56pt double #00ccff" fo:border-left="none" fo:border-right="none" style:border-line-width-top="0.0102in 0.0102in 0.0008in" style:border-line-width-bottom="0.0102in 0.0102in 0.0008in" fo:padding="0.0201in" style:shadow="none"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Licence 3 Informatique parcours Info – Université de Lille – Faculté des Sciences et Technologies</text:p>
      </style:header>
      <style:header-first>
        <text:p text:style-name="MP2">Licence 3 Informatique parcours Info – Université de Lille – Faculté des Sciences et Technologies</text:p>
      </style:header-first>
      <style:footer>
        <text:p text:style-name="MP3">Biyalou-Sama <text:span text:style-name="MT1">Asbathou</text:span><text:tab/><text:tab/><text:page-number text:select-page="current">3</text:page-number></text:p>
      </style:footer>
      <style:footer-first>
        <text:p text:style-name="MP4">Biyalou-Sama</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8T09:23:55.792757357</meta:creation-date>
    <dc:date>2018-05-28T09:26:58.763489184</dc:date>
    <meta:editing-duration>PT3M3S</meta:editing-duration>
    <meta:editing-cycles>1</meta:editing-cycles>
    <meta:document-statistic meta:table-count="0" meta:image-count="0" meta:object-count="0" meta:page-count="3" meta:paragraph-count="34" meta:word-count="924" meta:character-count="5980" meta:non-whitespace-character-count="5082"/>
    <meta:generator>LibreOffice/6.0.3.2$Linux_X86_64 LibreOffice_project/00m0$Build-2</meta:generator>
  </office:meta>
</office:document-meta>
</file>